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/>
    </style:style>
    <style:style style:name="P2" style:parent-style-name="ListParagraph" style:family="paragraph">
      <style:text-properties fo:font-size="14pt" style:font-size-asian="14pt" style:font-size-complex="14pt"/>
    </style:style>
    <style:style style:name="P3" style:parent-style-name="ListParagraph" style:family="paragraph">
      <style:text-properties fo:font-size="14pt" style:font-size-asian="14pt" style:font-size-complex="14pt"/>
    </style:style>
    <style:style style:name="P4" style:parent-style-name="ListParagraph" style:family="paragraph">
      <style:text-properties fo:font-size="16pt" style:font-size-asian="16pt" style:font-size-complex="16pt"/>
    </style:style>
    <style:style style:name="P5" style:parent-style-name="ListParagraph" style:family="paragraph">
      <style:text-properties fo:font-size="16pt" style:font-size-asian="16pt" style:font-size-complex="16pt"/>
    </style:style>
    <style:style style:name="P6" style:parent-style-name="ListParagraph" style:family="paragraph">
      <style:text-properties fo:font-size="16pt" style:font-size-asian="16pt" style:font-size-complex="16pt"/>
    </style:style>
    <style:style style:name="P7" style:parent-style-name="ListParagraph" style:family="paragraph">
      <style:text-properties fo:font-size="16pt" style:font-size-asian="16pt" style:font-size-complex="16pt"/>
    </style:style>
    <style:style style:name="P8" style:parent-style-name="ListParagraph" style:family="paragraph">
      <style:text-properties fo:font-size="16pt" style:font-size-asian="16pt" style:font-size-complex="16pt"/>
    </style:style>
    <style:style style:name="P9" style:parent-style-name="ListParagraph" style:family="paragraph">
      <style:text-properties fo:font-size="16pt" style:font-size-asian="16pt" style:font-size-complex="16pt"/>
    </style:style>
    <style:style style:name="P10" style:parent-style-name="ListParagraph" style:family="paragraph">
      <style:text-properties fo:font-size="16pt" style:font-size-asian="16pt" style:font-size-complex="16pt"/>
    </style:style>
    <style:style style:name="P11" style:parent-style-name="ListParagraph" style:family="paragraph">
      <style:text-properties fo:font-size="16pt" style:font-size-asian="16pt" style:font-size-complex="16pt"/>
    </style:style>
    <style:style style:name="P12" style:parent-style-name="ListParagraph" style:family="paragraph">
      <style:text-properties fo:font-size="16pt" style:font-size-asian="16pt" style:font-size-complex="16pt"/>
    </style:style>
    <style:style style:name="P13" style:parent-style-name="ListParagraph" style:family="paragraph">
      <style:text-properties fo:font-size="16pt" style:font-size-asian="16pt" style:font-size-complex="16pt"/>
    </style:style>
    <style:style style:name="P14" style:parent-style-name="ListParagraph" style:family="paragraph">
      <style:text-properties fo:font-size="16pt" style:font-size-asian="16pt" style:font-size-complex="16pt"/>
    </style:style>
    <style:style style:name="P15" style:parent-style-name="ListParagraph" style:family="paragraph">
      <style:text-properties fo:font-weight="bold" style:font-weight-asian="bold" fo:font-size="16pt" style:font-size-asian="16pt" style:font-size-complex="16pt"/>
    </style:style>
    <style:style style:name="T16" style:parent-style-name="DefaultParagraphFont" style:family="text">
      <style:text-properties fo:font-size="14pt" style:font-size-asian="14pt" style:font-size-complex="14pt" fo:language="en" fo:country="GB"/>
    </style:style>
    <style:style style:name="T17" style:parent-style-name="DefaultParagraphFont" style:family="text">
      <style:text-properties fo:font-weight="bold" style:font-weight-asian="bold" fo:font-size="14pt" style:font-size-asian="14pt" style:font-size-complex="14pt" fo:language="en" fo:country="GB"/>
    </style:style>
    <style:style style:name="T18" style:parent-style-name="DefaultParagraphFont" style:family="text">
      <style:text-properties fo:font-size="14pt" style:font-size-asian="14pt" style:font-size-complex="14pt" fo:language="en" fo:country="GB"/>
    </style:style>
    <style:style style:name="P19" style:parent-style-name="ListParagraph" style:family="paragraph">
      <style:text-properties fo:font-style="italic" style:font-style-asian="italic" fo:font-size="14pt" style:font-size-asian="14pt" style:font-size-complex="14pt" fo:language="en" fo:country="GB"/>
    </style:style>
    <style:style style:name="P20" style:parent-style-name="ListParagraph" style:family="paragraph">
      <style:text-properties fo:font-size="14pt" style:font-size-asian="14pt" style:font-size-complex="14pt" fo:language="en" fo:country="GB"/>
    </style:style>
    <style:style style:name="P21" style:parent-style-name="ListParagraph" style:family="paragraph">
      <style:text-properties fo:font-style="italic" style:font-style-asian="italic" fo:font-size="14pt" style:font-size-asian="14pt" style:font-size-complex="14pt" fo:language="en" fo:country="GB"/>
    </style:style>
    <style:style style:name="P22" style:parent-style-name="ListParagraph" style:family="paragraph">
      <style:text-properties fo:font-size="14pt" style:font-size-asian="14pt" style:font-size-complex="14pt" fo:language="en" fo:country="GB"/>
    </style:style>
    <style:style style:name="P23" style:parent-style-name="ListParagraph" style:family="paragraph">
      <style:text-properties fo:font-style="italic" style:font-style-asian="italic" fo:font-size="14pt" style:font-size-asian="14pt" style:font-size-complex="14pt" fo:language="en" fo:country="GB"/>
    </style:style>
    <style:style style:name="P24" style:parent-style-name="ListParagraph" style:family="paragraph">
      <style:text-properties fo:font-size="14pt" style:font-size-asian="14pt" style:font-size-complex="14pt" fo:language="en" fo:country="GB"/>
    </style:style>
    <style:style style:name="P25" style:parent-style-name="ListParagraph" style:family="paragraph">
      <style:text-properties fo:font-size="14pt" style:font-size-asian="14pt" style:font-size-complex="14pt" fo:language="en" fo:country="GB"/>
    </style:style>
  </office:automatic-styles>
  <office:body>
    <office:text text:use-soft-page-breaks="true">
      <text:h text:style-name="P1" text:outline-level="1">Lab 2 week 3</text:h>
      <text:list text:style-name="LFO1" text:continue-numbering="true">
        <text:list-item>
          <text:p text:style-name="P2">A case where a warrantless search was accepted by the courts was the United States v. Hill, 855 F.2d 664. This case involves drug agents investigating the purchase of<text:s/>chemicals to make illegal<text:s/>drugs. These agents were give a tip by a witness that the criminals they were looking for were located on a house boat. The agents boarded the<text:s/>house<text:s/>boat with no warrant when they observed what looked like drug manufacture. The agents then arrested Hill and Pemberton and conducted a search of the house boat and found an amphetamine laboratory.</text:p>
        </text:list-item>
      </text:list>
      <text:p text:style-name="P3">Hill and Pemberton claimed that their arrests where unlawful and that the evidence that was seized should be suppressed. However, the Tenth<text:s/>Circuit held that the agents had probable cause to enter<text:s/>the houseboat<text:s/>and arrest the two men. The main reason that the courts accept a warrantless<text:s/>entry<text:s/>was because the house boat was not considered a home. This meant that there was no requirement to produce a warrant<text:s/>to the men or obtain a warrant from the court. This allowed the agents non-consensual entry into the suspects home to make a routine felony arrest. The court concluded the at boat was a vehicle more than a home.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list text:style-name="LFO1" text:continue-numbering="true">
        <text:list-item>
          <text:p text:style-name="P15"><text:tab/><text:tab/><text:tab/><text:s/>AFFIDAVIT FOR SEARCH WARRANT</text:p>
        </text:list-item>
      </text:list>
      <text:p text:style-name="ListParagraph"><text:span text:style-name="T16"><text:s/></text:span><text:span text:style-name="T17">Jordan Forde</text:span><text:span text:style-name="T18">, affiant(s), state that:<text:s/></text:span></text:p>
      <text:p text:style-name="P19">1.<text:s/>The person, place, or thing to be searched is described as and is located at:<text:s/></text:p>
      <text:p text:style-name="P20">The address to be searched is 123 Fake Street, Cork Co. Cork<text:s/>Ireland. The resident at this address is James Walsh who<text:s/>I suspect<text:s/>has<text:s/>several terabytes of illegal music downloads. This will be located on any<text:s/>electronic<text:s/>devices<text:s/>that is capable of storing music<text:s/>such as Laptop, PC, USB Keys and hard drives. This is where we will locate the music and gather evidence<text:s/>against him.</text:p>
      <text:p text:style-name="P21">2.<text:s/>The PROPERTY/PERSON to be searched for and seized, if found, is specifically described as:</text:p>
      <text:p text:style-name="P22">The suspects house is located on the corner of 123 Fake Street, it is the last house on the street.<text:s/>The house is a semi-detached 2 story house with 2 bed rooms and one bathroom.<text:s/>James Walsh is a tall skinny man with black hair. His computer (witch we suspect most of the music to be on) is a silver and black dell XPS.<text:s/>He has various hard drives and USB keys with music on them scatted through his house hold.</text:p>
      <text:p text:style-name="P23">3.<text:s/>The FACTS establishing probable cause or the grounds for search are:<text:s/></text:p>
      <text:p text:style-name="P24">We have had suspicions of James having several terabytes of legally downloaded music for quite some time. The IP address that used to download the music was linked to James<text:s/>Walsh<text:s/>at his house hold address<text:s/>of<text:s/>123 Fake Street, Cork Co. Cork Ireland.<text:s/>This took place the 22/10/2017 and the 25/10/2017.<text:s/>We have also had several tips that have confirmed our suspicions.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dan Forde</meta:initial-creator>
    <dc:creator>Jordan Forde</dc:creator>
    <meta:creation-date>2017-09-29T07:37:00Z</meta:creation-date>
    <dc:date>2017-09-29T09:06:00Z</dc:date>
    <meta:template xlink:href="Normal" xlink:type="simple"/>
    <meta:editing-cycles>13</meta:editing-cycles>
    <meta:editing-duration>PT4920S</meta:editing-duration>
    <meta:document-statistic meta:page-count="2" meta:paragraph-count="5" meta:word-count="396" meta:character-count="2654" meta:row-count="18" meta:non-whitespace-character-count="2263"/>
  </office:meta>
</office:document-meta>
</file>